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4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Header row 1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Header row 2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style-name="ce1" office:value-type="string" calcext:value-type="string">
            <text:p>Header row 3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/>
          <table:table-cell table:style-name="ce1" office:value-type="string" calcext:value-type="string">
            <text:p>Column A</text:p>
          </table:table-cell>
          <table:table-cell/>
          <table:table-cell office:value-type="string" calcext:value-type="string">
            <text:p>Column B</text:p>
          </table:table-cell>
          <table:table-cell table:number-columns-repeated="2"/>
          <table:table-cell table:style-name="ce1" office:value-type="string" calcext:value-type="string">
            <text:p>Column C</text:p>
          </table:table-cell>
          <table:table-cell office:value-type="string" calcext:value-type="string">
            <text:p>Column D</text:p>
          </table:table-cell>
          <table:table-cell office:value-type="string" calcext:value-type="string">
            <text:p>Column 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1-05-202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01-05-2023</text:p>
          </table:table-cell>
          <table:table-cell office:value-type="string" calcext:value-type="string">
            <text:p>This is test 1</text:p>
          </table:table-cell>
          <table:table-cell table:style-name="ce2" office:value-type="float" office:value="1234.5" calcext:value-type="float">
            <text:p>1,234.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-05-202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15-05-2023</text:p>
          </table:table-cell>
          <table:table-cell office:value-type="string" calcext:value-type="string">
            <text:p>This is test 2</text:p>
          </table:table-cell>
          <table:table-cell table:style-name="ce2" office:value-type="float" office:value="165" calcext:value-type="float">
            <text:p>165.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31-05-202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31-05-2023</text:p>
          </table:table-cell>
          <table:table-cell office:value-type="string" calcext:value-type="string">
            <text:p>This is test 3</text:p>
          </table:table-cell>
          <table:table-cell office:value-type="float" office:value="234" calcext:value-type="float">
            <text:p>23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5-06-2023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15-06-2023</text:p>
          </table:table-cell>
          <table:table-cell office:value-type="string" calcext:value-type="string">
            <text:p>This is test 4</text:p>
          </table:table-cell>
          <table:table-cell office:value-type="float" office:value="35687.88" calcext:value-type="float">
            <text:p>35687.8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5-01-2000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25-01-2000</text:p>
          </table:table-cell>
          <table:table-cell office:value-type="string" calcext:value-type="string">
            <text:p>This is test 5</text:p>
          </table:table-cell>
          <table:table-cell office:value-type="float" office:value="4168463.39" calcext:value-type="float">
            <text:p>4168463.3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6-11-2001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16-11-2001</text:p>
          </table:table-cell>
          <table:table-cell office:value-type="string" calcext:value-type="string">
            <text:p>This is test 6</text:p>
          </table:table-cell>
          <table:table-cell office:value-type="float" office:value="546454.25" calcext:value-type="float">
            <text:p>546454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1-07-1998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01-07-1998</text:p>
          </table:table-cell>
          <table:table-cell office:value-type="string" calcext:value-type="string">
            <text:p>This is test 7</text:p>
          </table:table-cell>
          <table:table-cell office:value-type="float" office:value="-546.58" calcext:value-type="float">
            <text:p>-546.58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1" style:display-name="PageStyle_Sheet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1T00:54:55</meta:creation-date>
    <dc:language>en-US</dc:language>
    <dc:date>2023-03-30T21:20:42.886174885</dc:date>
    <meta:editing-cycles>2</meta:editing-cycles>
    <meta:editing-duration>PT11M</meta:editing-duration>
    <meta:generator>LibreOffice/7.3.7.2$Linux_X86_64 LibreOffice_project/30$Build-2</meta:generator>
    <meta:document-statistic meta:table-count="1" meta:cell-count="43" meta:object-count="0"/>
    <meta:user-defined meta:name="AppVersion">15.0000</meta:user-defined>
  </office:meta>
</office:document-meta>
</file>